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-FER AMAZONA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VEZ GONZALES, JARLIN KEV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06291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ORNEJO VIENA, DANICA LE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609546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70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0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2:58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